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4900002DB7D07F3C0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EX10" svg:font-family="CMEX10"/>
    <style:font-face style:name="CMMI10" svg:font-family="CMMI10"/>
    <style:font-face style:name="CMSS10" svg:font-family="CMSS10"/>
    <style:font-face style:name="CMSS12" svg:font-family="CMSS12"/>
    <style:font-face style:name="CMSS8" svg:font-family="CMSS8"/>
    <style:font-face style:name="CMSSBX10" svg:font-family="CMSSBX10"/>
    <style:font-face style:name="CMSSI10" svg:font-family="CMSSI10"/>
    <style:font-face style:name="CMSSI8" svg:font-family="CMSSI8"/>
    <style:font-face style:name="CMSY10" svg:font-family="CMSY10"/>
    <style:font-face style:name="CMTT10" svg:font-family="CMTT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style:font-name="Times New Roman"/>
    </style:style>
    <style:style style:name="P10" style:family="paragraph" style:parent-style-name="Standard" style:list-style-name="L8">
      <style:text-properties style:font-name="Times New Roman"/>
    </style:style>
    <style:style style:name="P11" style:family="paragraph" style:parent-style-name="Standard" style:list-style-name="L12">
      <style:text-properties style:font-name="Times New Roman"/>
    </style:style>
    <style:style style:name="P12" style:family="paragraph" style:parent-style-name="Standard">
      <style:text-properties style:font-name="Times New Roman" fo:font-size="11pt" style:font-size-asian="11pt" style:font-size-complex="11pt"/>
    </style:style>
    <style:style style:name="P13" style:family="paragraph" style:parent-style-name="Standard" style:list-style-name="L33">
      <style:text-properties style:font-name="Times New Roman" fo:font-size="11pt" style:font-size-asian="11pt" style:font-size-complex="11pt"/>
    </style:style>
    <style:style style:name="P14" style:family="paragraph" style:parent-style-name="Standard" style:list-style-name="L46">
      <style:text-properties style:font-name="Times New Roman" fo:font-size="11pt" style:font-size-asian="11pt" style:font-size-complex="11pt"/>
    </style:style>
    <style:style style:name="P15" style:family="paragraph" style:parent-style-name="Standard" style:list-style-name="L53">
      <style:text-properties style:font-name="Times New Roman" fo:font-size="11pt" style:font-size-asian="11pt" style:font-size-complex="11pt"/>
    </style:style>
    <style:style style:name="P16" style:family="paragraph" style:parent-style-name="Standard" style:list-style-name="L54">
      <style:text-properties style:font-name="Times New Roman" fo:font-size="11pt" style:font-size-asian="11pt" style:font-size-complex="11pt"/>
    </style:style>
    <style:style style:name="P17" style:family="paragraph" style:parent-style-name="Standard" style:list-style-name="L55"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16"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20"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47">
      <style:text-properties style:font-name="Times New Roman"/>
    </style:style>
    <style:style style:name="P24" style:family="paragraph" style:parent-style-name="Standard" style:list-style-name="L61">
      <style:text-properties style:font-name="Times New Roman"/>
    </style:style>
    <style:style style:name="P25" style:family="paragraph" style:parent-style-name="Standard" style:list-style-name="L9">
      <style:text-properties style:font-name="Times New Roman"/>
    </style:style>
    <style:style style:name="P26" style:family="paragraph" style:parent-style-name="Standard" style:list-style-name="L10">
      <style:text-properties style:font-name="Times New Roman"/>
    </style:style>
    <style:style style:name="P27" style:family="paragraph" style:parent-style-name="Standard" style:list-style-name="">
      <style:paragraph-properties fo:text-align="start" style:justify-single-word="false" style:text-autospace="none"/>
    </style:style>
    <style:style style:name="P28" style:family="paragraph" style:parent-style-name="Standard" style:list-style-name="L9"/>
    <style:style style:name="P29" style:family="paragraph" style:parent-style-name="Standard" style:list-style-name="L11"/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 style:list-style-name="L13"/>
    <style:style style:name="P32" style:family="paragraph" style:parent-style-name="Standard" style:list-style-name="L14"/>
    <style:style style:name="P33" style:family="paragraph" style:parent-style-name="Standard" style:list-style-name="L15"/>
    <style:style style:name="P34" style:family="paragraph" style:parent-style-name="Standard" style:list-style-name="L17"/>
    <style:style style:name="P35" style:family="paragraph" style:parent-style-name="Standard" style:list-style-name="L21"/>
    <style:style style:name="P36" style:family="paragraph" style:parent-style-name="Standard" style:list-style-name="L22"/>
    <style:style style:name="P37" style:family="paragraph" style:parent-style-name="Standard" style:list-style-name="L23"/>
    <style:style style:name="P38" style:family="paragraph" style:parent-style-name="Standard" style:list-style-name="L24"/>
    <style:style style:name="P39" style:family="paragraph" style:parent-style-name="Standard" style:list-style-name="L25"/>
    <style:style style:name="P40" style:family="paragraph" style:parent-style-name="Standard" style:list-style-name="L26"/>
    <style:style style:name="P41" style:family="paragraph" style:parent-style-name="Standard" style:list-style-name="L27"/>
    <style:style style:name="P42" style:family="paragraph" style:parent-style-name="Standard" style:list-style-name="L28"/>
    <style:style style:name="P43" style:family="paragraph" style:parent-style-name="Standard" style:list-style-name="L29"/>
    <style:style style:name="P44" style:family="paragraph" style:parent-style-name="Standard" style:list-style-name="L30"/>
    <style:style style:name="P45" style:family="paragraph" style:parent-style-name="Standard" style:list-style-name="L31"/>
    <style:style style:name="P46" style:family="paragraph" style:parent-style-name="Standard" style:list-style-name="L32"/>
    <style:style style:name="P47" style:family="paragraph" style:parent-style-name="Standard" style:list-style-name="L34"/>
    <style:style style:name="P48" style:family="paragraph" style:parent-style-name="Standard" style:list-style-name="L35"/>
    <style:style style:name="P49" style:family="paragraph" style:parent-style-name="Standard" style:list-style-name="L36"/>
    <style:style style:name="P50" style:family="paragraph" style:parent-style-name="Standard" style:list-style-name="L37"/>
    <style:style style:name="P51" style:family="paragraph" style:parent-style-name="Standard" style:list-style-name="L38"/>
    <style:style style:name="P52" style:family="paragraph" style:parent-style-name="Standard" style:list-style-name="L39"/>
    <style:style style:name="P53" style:family="paragraph" style:parent-style-name="Standard" style:list-style-name="L40"/>
    <style:style style:name="P54" style:family="paragraph" style:parent-style-name="Standard" style:list-style-name="L41"/>
    <style:style style:name="P55" style:family="paragraph" style:parent-style-name="Standard" style:list-style-name="L42"/>
    <style:style style:name="P56" style:family="paragraph" style:parent-style-name="Standard" style:list-style-name="L43"/>
    <style:style style:name="P57" style:family="paragraph" style:parent-style-name="Standard" style:list-style-name="L44"/>
    <style:style style:name="P58" style:family="paragraph" style:parent-style-name="Standard" style:list-style-name="L45"/>
    <style:style style:name="P59" style:family="paragraph" style:parent-style-name="Standard" style:list-style-name="L47"/>
    <style:style style:name="P60" style:family="paragraph" style:parent-style-name="Standard" style:list-style-name="L48"/>
    <style:style style:name="P61" style:family="paragraph" style:parent-style-name="Standard" style:list-style-name="L49"/>
    <style:style style:name="P62" style:family="paragraph" style:parent-style-name="Standard" style:list-style-name="L50"/>
    <style:style style:name="P63" style:family="paragraph" style:parent-style-name="Standard" style:list-style-name="L51"/>
    <style:style style:name="P64" style:family="paragraph" style:parent-style-name="Standard" style:list-style-name="L52"/>
    <style:style style:name="P65" style:family="paragraph" style:parent-style-name="Standard" style:list-style-name="L56"/>
    <style:style style:name="P66" style:family="paragraph" style:parent-style-name="Standard" style:list-style-name="L57"/>
    <style:style style:name="P67" style:family="paragraph" style:parent-style-name="Standard" style:list-style-name="L58"/>
    <style:style style:name="P68" style:family="paragraph" style:parent-style-name="Standard" style:list-style-name="L59"/>
    <style:style style:name="P69" style:family="paragraph" style:parent-style-name="Standard" style:list-style-name="L60"/>
    <style:style style:name="P70" style:family="paragraph" style:parent-style-name="Standard" style:list-style-name="L61"/>
    <style:style style:name="P71" style:family="paragraph" style:parent-style-name="Standard" style:list-style-name="L21">
      <style:paragraph-properties fo:margin-left="2.491cm" fo:margin-right="0cm" fo:text-indent="-0.635cm" style:auto-text-indent="false"/>
      <style:text-properties style:font-name="Times New Roman" fo:font-size="12pt" style:font-size-asian="12pt" style:font-size-complex="12pt"/>
    </style:style>
    <style:style style:name="P72" style:family="paragraph" style:parent-style-name="Standard" style:list-style-name="L54">
      <style:paragraph-properties fo:margin-left="2.491cm" fo:margin-right="0cm" fo:text-indent="-0.635cm" style:auto-text-indent="false"/>
      <style:text-properties style:font-name="Times New Roman" fo:font-size="11pt" style:font-size-asian="11pt" style:font-size-complex="11pt"/>
    </style:style>
    <style:style style:name="P73" style:family="paragraph" style:parent-style-name="Standard" style:list-style-name="L49">
      <style:paragraph-properties fo:margin-left="2.491cm" fo:margin-right="0cm" fo:text-indent="-0.635cm" style:auto-text-indent="false"/>
    </style:style>
    <style:style style:name="T1" style:family="text">
      <style:text-properties style:font-name="CMSS8" fo:font-size="6pt" style:font-name-asian="CMSS8" style:font-size-asian="6pt" style:font-name-complex="CMSS8" style:font-size-complex="6pt"/>
    </style:style>
    <style:style style:name="T2" style:family="text">
      <style:text-properties style:font-name="CMSS8" fo:font-size="8pt" style:font-name-asian="CMSS8" style:font-size-asian="8pt" style:font-name-complex="CMSS8" style:font-size-complex="8pt"/>
    </style:style>
    <style:style style:name="T3" style:family="text">
      <style:text-properties style:font-name="CMSS10" fo:font-size="11pt" style:font-name-asian="CMSS10" style:font-size-asian="11pt" style:font-name-complex="CMSS10" style:font-size-complex="11pt"/>
    </style:style>
    <style:style style:name="T4" style:family="text">
      <style:text-properties style:font-name="CMSS10" style:font-name-asian="CMSS10" style:font-name-complex="CMSS10"/>
    </style:style>
    <style:style style:name="T5" style:family="text">
      <style:text-properties style:font-name="CMSSI10" fo:font-size="11pt" style:font-name-asian="CMSSI10" style:font-size-asian="11pt" style:font-name-complex="CMSSI10" style:font-size-complex="11pt"/>
    </style:style>
    <style:style style:name="T6" style:family="text">
      <style:text-properties style:font-name="CMSSI10" style:font-name-asian="CMSSI10" style:font-name-complex="CMSSI10"/>
    </style:style>
    <style:style style:name="T7" style:family="text">
      <style:text-properties style:font-name="CMSY10" fo:font-size="11pt" style:font-name-asian="CMSY10" style:font-size-asian="11pt" style:font-name-complex="CMSY10" style:font-size-complex="11pt"/>
    </style:style>
    <style:style style:name="T8" style:family="text">
      <style:text-properties style:font-name="CMSY10" style:font-name-asian="CMSY10" style:font-name-complex="CMSY10"/>
    </style:style>
    <style:style style:name="T9" style:family="text">
      <style:text-properties style:font-name="CMSSI8" fo:font-size="8pt" style:font-name-asian="CMSSI8" style:font-size-asian="8pt" style:font-name-complex="CMSSI8" style:font-size-complex="8pt"/>
    </style:style>
    <style:style style:name="T10" style:family="text">
      <style:text-properties style:font-name="CMMI10" fo:font-size="11pt" style:font-name-asian="CMMI10" style:font-size-asian="11pt" style:font-name-complex="CMMI10" style:font-size-complex="11pt"/>
    </style:style>
    <style:style style:name="T11" style:family="text">
      <style:text-properties style:text-position="super 58%" style:font-name="CMSS10" fo:font-size="11pt" style:font-name-asian="CMSS10" style:font-size-asian="11pt" style:font-name-complex="CMSS10" style:font-size-complex="11pt"/>
    </style:style>
    <style:style style:name="T12" style:family="text">
      <style:text-properties fo:font-size="11pt" style:font-name-asian="CMSS10" style:font-size-asian="11pt" style:font-name-complex="CMSS10" style:font-size-complex="11pt"/>
    </style:style>
    <style:style style:name="T13" style:family="text">
      <style:text-properties fo:font-size="11pt" style:font-name-asian="CMSSI10" style:font-size-asian="11pt" style:font-name-complex="CMSSI10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ff0000" fo:font-size="11pt" style:font-size-asian="11pt" style:font-size-complex="11pt"/>
    </style:style>
    <style:style style:name="T16" style:family="text">
      <style:text-properties fo:color="#ff0000" fo:font-size="11pt" style:font-name-asian="CMSSBX10" style:font-size-asian="11pt" style:font-name-complex="CMSSBX10" style:font-size-complex="11pt"/>
    </style:style>
    <style:style style:name="T17" style:family="text">
      <style:text-properties fo:color="#ff0000" style:font-name="CMSSBX10" fo:font-size="11pt" style:font-name-asian="CMSSBX10" style:font-size-asian="11pt" style:font-name-complex="CMSSBX10" style:font-size-complex="11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1pt" style:font-name-asian="CMSS10" style:font-size-asian="11pt" style:font-name-complex="CMSS10" style:font-size-complex="11pt"/>
    </style:style>
    <style:style style:name="T20" style:family="text">
      <style:text-properties style:font-name="Times New Roman" fo:font-size="11pt" style:font-name-asian="CMSY10" style:font-size-asian="11pt" style:font-name-complex="CMSY10" style:font-size-complex="11pt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fo:color="#000000" fo:font-size="11pt" style:font-name-asian="CMSS10" style:font-size-asian="11pt" style:font-name-complex="CMSS10" style:font-size-complex="11pt"/>
    </style:style>
    <style:style style:name="T23" style:family="text">
      <style:text-properties fo:color="#000000" style:font-name="CMSS10" fo:font-size="11pt" style:font-name-asian="CMSS10" style:font-size-asian="11pt" style:font-name-complex="CMSS10" style:font-size-complex="11pt"/>
    </style:style>
    <style:style style:name="T24" style:family="text">
      <style:text-properties fo:color="#000000" style:font-name-asian="CMSS10" style:font-name-complex="CMSS10"/>
    </style:style>
    <style:style style:name="T25" style:family="text">
      <style:text-properties style:font-name-asian="CMSS10" style:font-name-complex="CMSS10"/>
    </style:style>
    <style:style style:name="T26" style:family="text">
      <style:text-properties style:font-name-asian="CMSS8" style:font-name-complex="CMSS8"/>
    </style:style>
    <style:style style:name="T27" style:family="text">
      <style:text-properties style:font-name-asian="CMSSI10" style:font-name-complex="CMSSI10"/>
    </style:style>
    <style:style style:name="T28" style:family="text">
      <style:text-properties style:font-name-asian="CMMI10" style:font-name-complex="CMMI10"/>
    </style:style>
    <style:style style:name="T29" style:family="text">
      <style:text-properties style:font-name-asian="CMSY10" style:font-name-complex="CMSY10"/>
    </style:style>
    <style:style style:name="T30" style:family="text">
      <style:text-properties style:font-name-asian="CMTT10" style:font-name-complex="CMTT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ostup navrhu paralelniho algoritmu:</text:p>
      <text:list xml:id="list121585452852890263" text:style-name="L1">
        <text:list-item>
          <text:p text:style-name="P1">Identikovat soubezne proveditelne cinnosti a jejich zavislosti.</text:p>
        </text:list-item>
        <text:list-item>
          <text:p text:style-name="P1">Mapovat soubezne proveditelne casti prace do procesu.</text:p>
        </text:list-item>
        <text:list-item>
          <text:p text:style-name="P1">Zajistit distribuci vstupnch, vnitrnch a vystupnch dat.</text:p>
        </text:list-item>
        <text:list-item>
          <text:p text:style-name="P1">Spravovat soubezny prstup k datum a sdlenym prostredkum.</text:p>
        </text:list-item>
        <text:list-item>
          <text:p text:style-name="P1">Synchronizovat jednotlive procesy v ruznych stadich vypoctu tak, jak vyzaduje paraleln algoritmus.</text:p>
        </text:list-item>
        <text:list-item>
          <text:p text:style-name="P1">Mt znalost prdavnych programatorskych prostredkusouvisejc s vyvojem paralelnch algoritmu.</text:p>
        </text:list-item>
      </text:list>
      <text:p text:style-name="Standard"/>
      <text:p text:style-name="Standard"><draw:frame draw:style-name="fr1" draw:name="obrázky1" text:anchor-type="paragraph" svg:width="8.691cm" svg:height="5.653cm" draw:z-index="0"><draw:image xlink:href="Pictures/200000070000464900002DB7D07F3C06.svm" xlink:type="simple" xlink:show="embed" xlink:actuate="onLoad"/></draw:frame>Dekompozice</text:p>
      <text:list xml:id="list2407372722098942376" text:style-name="L2">
        <text:list-item>
          <text:p text:style-name="P2">Proces rozdelen cele vypocetn ulohy na podulohy.</text:p>
        </text:list-item>
        <text:list-item>
          <text:p text:style-name="P2">Nektere podulohy mohou byt provadeny paralelne.</text:p>
        </text:list-item>
      </text:list>
      <text:p text:style-name="Standard"/>
      <text:p text:style-name="Standard">(Pod)ulohy</text:p>
      <text:list xml:id="list7498410322447300147" text:style-name="L3">
        <text:list-item>
          <text:p text:style-name="P3">Jednotky vypoctu zskane dekompozic.</text:p>
        </text:list-item>
        <text:list-item>
          <text:p text:style-name="P3">Po vyclenen se povazuj za dale nedelitelne.</text:p>
        </text:list-item>
        <text:list-item>
          <text:p text:style-name="P3">Maj uniformn/neuniformn velikost.</text:p>
        </text:list-item>
        <text:list-item>
          <text:p text:style-name="P3">Jsou denovane v dobe kompilace / za behu programu.</text:p>
        </text:list-item>
      </text:list>
      <text:p text:style-name="Standard">Prklad</text:p>
      <text:p text:style-name="Standard"><text:span text:style-name="T3">Nasoben matice </text:span><text:span text:style-name="T5">A </text:span><text:span text:style-name="T3">(</text:span><text:span text:style-name="T5">n x </text:span><text:span text:style-name="T7"> </text:span><text:span text:style-name="T5">n</text:span><text:span text:style-name="T3">) vektorem </text:span><text:span text:style-name="T5">B</text:span></text:p>
      <text:p text:style-name="Standard"><text:span text:style-name="T5">C</text:span><text:span text:style-name="T3">[</text:span><text:span text:style-name="T5">i </text:span><text:span text:style-name="T3">] = suma</text:span><text:span text:style-name="T11">n</text:span><text:span text:style-name="T9">j</text:span><text:span text:style-name="T2">=1 </text:span><text:span text:style-name="T5">A</text:span><text:span text:style-name="T3">[</text:span><text:span text:style-name="T5">i ,j </text:span><text:span text:style-name="T3">]</text:span><text:span text:style-name="T10">.</text:span><text:span text:style-name="T5">B</text:span><text:span text:style-name="T3">[</text:span><text:span text:style-name="T5">j</text:span><text:span text:style-name="T3">]</text:span></text:p>
      <text:p text:style-name="Standard"><text:span text:style-name="T3"/></text:p>
      <text:p text:style-name="Standard"><text:span text:style-name="T3">Závislosti úloh</text:span></text:p>
      <text:p text:style-name="P30">Graf zavislost</text:p>
      <text:list xml:id="list6867578979820753964" text:style-name="L4">
        <text:list-item>
          <text:p text:style-name="P4">Zachycuje zavislosti provadenych uloh.</text:p>
        </text:list-item>
        <text:list-item>
          <text:p text:style-name="P4">Denuje relativn porad provaden uloh (castecne usporadan).</text:p>
        </text:list-item>
      </text:list>
      <text:p text:style-name="Standard">Vlastnosti a vyuzit grafu</text:p>
      <text:list xml:id="list1848790673134305446" text:style-name="L5">
        <text:list-item>
          <text:p text:style-name="P5">Orientovany acyklicky graf.</text:p>
        </text:list-item>
        <text:list-item>
          <text:p text:style-name="P5">Graf muze byt nespojity, ci dokonce prazdny.</text:p>
        </text:list-item>
        <text:list-item>
          <text:p text:style-name="P5">Uloha je pripravena ke spusten, pokud ulohy, na kterych</text:p>
        </text:list-item>
        <text:list-item>
          <text:p text:style-name="P5">zavis, dokoncili svuj vypocet (topologicke usporadan).</text:p>
        </text:list-item>
      </text:list>
      <text:p text:style-name="Standard">Prklady zavislost</text:p>
      <text:list xml:id="list6905979168248821431" text:style-name="L6">
        <text:list-item>
          <text:p text:style-name="P6">Porad oblekan svrsku.</text:p>
        </text:list-item>
        <text:list-item>
          <text:p text:style-name="P6">Paraleln vyhodnocovan vyrazu<text:line-break/>v AND x AND (y OR z)</text:p>
        </text:list-item>
      </text:list>
      <text:p text:style-name="Standard"><text:span text:style-name="T1"/></text:p>
      <text:p text:style-name="P30"><text:soft-page-break/>Granularita</text:p>
      <text:list xml:id="list6460263938937017768" text:style-name="L7">
        <text:list-item>
          <text:p text:style-name="P7">Pocet uloh, na ktery se problem dekomponuje.</text:p>
        </text:list-item>
        <text:list-item>
          <text:p text:style-name="P7">Mnoho malych uloh - jemnozrnna granularita (ne-grained).</text:p>
        </text:list-item>
        <text:list-item>
          <text:p text:style-name="P7">Malo vetsch uloh - hrubozrnna granularita (coarse-grained).</text:p>
        </text:list-item>
        <text:list-item>
          <text:p text:style-name="P7">Kazdy problem ma vnitrn hranici granularity.</text:p>
        </text:list-item>
      </text:list>
      <text:p text:style-name="P30">Stupen soubeznosti</text:p>
      <text:list xml:id="list4622663955738034376" text:style-name="L8">
        <text:list-item>
          <text:p text:style-name="P8">Maximaln pocet uloh, ktere mohou byt provadeny soubezne.</text:p>
        </text:list-item>
        <text:list-item>
          <text:p text:style-name="P10"><text:span text:style-name="T12">Limitem je vnitrn hranice granularity.</text:span></text:p>
        </text:list-item>
      </text:list>
      <text:p text:style-name="P9"><text:span text:style-name="T12"/></text:p>
      <text:p text:style-name="P9"><text:span text:style-name="T12"/></text:p>
      <text:p text:style-name="P30">Prumerny stupen soubeznosti</text:p>
      <text:list xml:id="list5914702460335641970" text:style-name="L9">
        <text:list-item>
          <text:p text:style-name="P28">Zavisly na grafu zavislost a granularite.</text:p>
        </text:list-item>
        <text:list-item>
          <text:p text:style-name="P28">Mejme mnozstv prace asociovane k uzlum grafu.</text:p>
        </text:list-item>
        <text:list-item>
          <text:p text:style-name="P25"><text:span text:style-name="T16">Kriticka cesta - </text:span><text:span text:style-name="T22">cesta, na ktere je soucet prac maximaln.</text:span></text:p>
        </text:list-item>
        <text:list-item>
          <text:p text:style-name="P25"><text:span text:style-name="T16">Prumerny stupen soubeznosti </text:span><text:span text:style-name="T22">je podl mnozstv prace na kriticke ceste vuci celkovemu mnozstv prace.</text:span></text:p>
        </text:list-item>
        <text:list-item>
          <text:p text:style-name="P28">Udava maximaln zrychlen, pokud je clova platforma schopna vykonavat soubezne maximaln stupen soubeznosti uloh.</text:p>
        </text:list-item>
      </text:list>
      <text:p text:style-name="Standard">P<text:span text:style-name="T18">ozorovan</text:span></text:p>
      <text:list xml:id="list7193386795295627828" text:style-name="L10">
        <text:list-item>
          <text:p text:style-name="P26"><text:span text:style-name="T22">Zjemnovan dekompozice muze zvysit stupen soubeznosti.</text:span></text:p>
        </text:list-item>
        <text:list-item>
          <text:p text:style-name="P26"><text:span text:style-name="T22">Čím méně práce je na kritické cestě, tím větší je potenciál pro paralelizaci</text:span></text:p>
        </text:list-item>
      </text:list>
      <text:p text:style-name="P27"><text:span text:style-name="T23"/></text:p>
      <text:p text:style-name="P30">Interakce uloh</text:p>
      <text:list xml:id="list8955618647863280137" text:style-name="L11">
        <text:list-item>
          <text:p text:style-name="P29">Nezavisle ulohy mohou vzajemne komunikovat.</text:p>
        </text:list-item>
        <text:list-item>
          <text:p text:style-name="P29">Obousmerna komunikace muze snizovat stupen soubeznosti (ulohy mus co-existovat ve stejny okamzik).</text:p>
        </text:list-item>
        <text:list-item>
          <text:p text:style-name="P29"><text:span text:style-name="T19">Komunikace uloh - </text:span><text:span text:style-name="T15">neorientovany graf interakc</text:span><text:span text:style-name="T3">.</text:span></text:p>
        </text:list-item>
        <text:list-item>
          <text:p text:style-name="P29">Graf interakc pokryva graf zavislost (overen splnen predpokladu pro spusten ulohy je forma interakce).</text:p>
        </text:list-item>
      </text:list>
      <text:p text:style-name="Standard">Prklad jednosmerne komunikace</text:p>
      <text:list xml:id="list2885891772180903565" text:style-name="L12">
        <text:list-item>
          <text:p text:style-name="P11"><text:span text:style-name="T12">Nasoben matice vektorem (</text:span><text:span text:style-name="T13">y </text:span><text:span text:style-name="T12">= </text:span><text:span text:style-name="T13">Ab</text:span><text:span text:style-name="T12">)</text:span></text:p>
        </text:list-item>
        <text:list-item>
          <text:p text:style-name="P11"><text:span text:style-name="T12">Dekompozice na nezavisle ulohy dle radku matice </text:span><text:span text:style-name="T13">A</text:span><text:span text:style-name="T12">.</text:span></text:p>
        </text:list-item>
        <text:list-item>
          <text:p text:style-name="P11"><text:span text:style-name="T12">Prvky vektoru </text:span><text:span text:style-name="T13">b </text:span><text:span text:style-name="T12">jsou cteny ze vsech uloh, je nutne je vhodne </text:span>distribuovat k jednotlivym uloham.</text:p>
        </text:list-item>
      </text:list>
      <text:p text:style-name="P9"/>
      <text:h text:style-name="Heading_20_1" text:outline-level="1">Techniky dekompozice</text:h>
      <text:p text:style-name="Standard">Dekompozice</text:p>
      <text:list xml:id="list3871591372434220728" text:style-name="L13">
        <text:list-item>
          <text:p text:style-name="P31">Fundamentaln technika v navrhu paralelnch algoritmu.</text:p>
        </text:list-item>
      </text:list>
      <text:p text:style-name="Standard">Obecne dekompozice</text:p>
      <text:list xml:id="list3425328095017693" text:style-name="L14">
        <text:list-item>
          <text:p text:style-name="P32">Rekurzivn</text:p>
        </text:list-item>
        <text:list-item>
          <text:p text:style-name="P32">Datova</text:p>
        </text:list-item>
      </text:list>
      <text:p text:style-name="Standard">Specializovane dekompozice</text:p>
      <text:list xml:id="list2188239614866901875" text:style-name="L15">
        <text:list-item>
          <text:p text:style-name="P33">Pruzkumova</text:p>
        </text:list-item>
        <text:list-item>
          <text:p text:style-name="P33">Spekulativn</text:p>
        </text:list-item>
        <text:list-item>
          <text:p text:style-name="P33"><text:span text:style-name="T12">Hybridní</text:span></text:p>
        </text:list-item>
      </text:list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P30"><text:soft-page-break/><text:span text:style-name="T19">Rekurzivní dekompozice</text:span></text:p>
      <text:p text:style-name="P19">Vhodne pro problemy typu rozdel a panuj.</text:p>
      <text:p text:style-name="P19">Princip</text:p>
      <text:list xml:id="list6111718535167751484" text:style-name="L16">
        <text:list-item>
          <text:p text:style-name="P20">Problem se dekomponuje na podulohy tak, aby jednotlive ulohy mohly byt dekomponovany stejnym zpusobem jako rodicovska uloha.</text:p>
        </text:list-item>
        <text:list-item>
          <text:p text:style-name="P20">Nekdy je treba restrukturalizovat ulohu.</text:p>
        </text:list-item>
      </text:list>
      <text:p text:style-name="P19">Prklad</text:p>
      <text:list xml:id="list8915227640264374288" text:style-name="L17">
        <text:list-item>
          <text:p text:style-name="P34"><text:span text:style-name="T21">Quicksort</text:span></text:p>
        </text:list-item>
      </text:list>
      <text:list xml:id="list2218570512126911919" text:style-name="L20">
        <text:list-item>
          <text:p text:style-name="P21">Provede se volba pivota.</text:p>
        </text:list-item>
        <text:list-item>
          <text:p text:style-name="P21">Rozdelen pole na prvky mens nez a vets rovno nez.</text:p>
        </text:list-item>
        <text:list-item>
          <text:p text:style-name="P21">Rekurzivne se opakuje dokud je mnozina prvku neprazdna.</text:p>
        </text:list-item>
      </text:list>
      <text:list xml:id="list50412745163015441" text:style-name="L21">
        <text:list-item>
          <text:p text:style-name="P35"><text:span text:style-name="T21">Hledan minima v linearnm poli.</text:span></text:p>
        </text:list-item>
        <text:list-item>
          <text:p text:style-name="P71">Princip pulen prohledavaneho pole.</text:p>
        </text:list-item>
        <text:list-item>
          <text:p text:style-name="P71">Typicky prklad restrukturalizace vypoctu.</text:p>
        </text:list-item>
      </text:list>
      <text:p text:style-name="P19"><text:span text:style-name="T26"/></text:p>
      <text:p text:style-name="P22"><text:span text:style-name="T26">Datová dekompozice</text:span></text:p>
      <text:p text:style-name="Standard">Zakladn princip</text:p>
      <text:list xml:id="list237040214342127940" text:style-name="L22">
        <text:list-item>
          <text:p text:style-name="P36">Data se rozdel na casti (data partitioning).</text:p>
        </text:list-item>
        <text:list-item>
          <text:p text:style-name="P36">Ulohy se provad soubezne nad jednotlivymi castmi dat.</text:p>
        </text:list-item>
      </text:list>
      <text:p text:style-name="Standard">Datova dekompozice podle msta</text:p>
      <text:list xml:id="list5019382699263889301" text:style-name="L23">
        <text:list-item>
          <text:p text:style-name="P37">Vstupn data</text:p>
        </text:list-item>
        <text:list-item>
          <text:p text:style-name="P37">Vystupn data</text:p>
        </text:list-item>
        <text:list-item>
          <text:p text:style-name="P37">Vnitrn data</text:p>
        </text:list-item>
        <text:list-item>
          <text:p text:style-name="P37">Kombinace</text:p>
        </text:list-item>
      </text:list>
      <text:p text:style-name="Standard">Mapovan dat na ulohy</text:p>
      <text:list xml:id="list5065595833175155948" text:style-name="L24">
        <text:list-item>
          <text:p text:style-name="P38">Funkce identikujc vlakno odpovedne za zpracovan dat.</text:p>
        </text:list-item>
      </text:list>
      <text:p text:style-name="Standard">Ulohy typu \Embarrassingly parallel"</text:p>
      <text:list xml:id="list449708970172912061" text:style-name="L25">
        <text:list-item>
          <text:p text:style-name="P39">Trivialn datova dekompozice na dostatecny pocet zcela<text:span text:style-name="T25">nezavislych, vzajemne nekomunikujcch uloh.</text:span></text:p>
        </text:list-item>
      </text:list>
      <text:p text:style-name="P19"><text:span text:style-name="T19"/></text:p>
      <text:p text:style-name="P22"><text:span text:style-name="T12">Průzkumová dekompozice</text:span></text:p>
      <text:list xml:id="list262866090104998587" text:style-name="L26">
        <text:list-item>
          <text:p text:style-name="P40">Specializovana technika paralelizace.</text:p>
        </text:list-item>
        <text:list-item>
          <text:p text:style-name="P40">Vhodna pro prohledavac ulohy.</text:p>
        </text:list-item>
        <text:list-item>
          <text:p text:style-name="P40">Prohledavany prostor se rozdel podle smeru hledan.</text:p>
        </text:list-item>
      </text:list>
      <text:p text:style-name="Standard">Vlastnosti</text:p>
      <text:list xml:id="list2249029561288804589" text:style-name="L28">
        <text:list-item>
          <text:p text:style-name="P42">Pri znalosti prohledavaneho stavoveho prostoru lze dosahnout optimalnho vyvazen a zatzen procesoru.</text:p>
        </text:list-item>
        <text:list-item>
          <text:p text:style-name="P42">Na rozdl od datove dekompozice, uloha konc jakmile je nalezeno pozadovane.</text:p>
        </text:list-item>
        <text:list-item>
          <text:p text:style-name="P42">Mnozstv provedene prace se lis od sekvencn verze.</text:p>
        </text:list-item>
        <text:list-item>
          <text:p text:style-name="P42">V prpade, ze graf nen strom, je treba resit problemopakujcch se kongurac (riziko nekonecneho vypoctu).</text:p>
        </text:list-item>
        <text:list-item>
          <text:p text:style-name="P42">Lze dosáhnout superlineárního zrychlení</text:p>
        </text:list-item>
      </text:list>
      <text:p text:style-name="Standard">Prklad</text:p>
      <text:list xml:id="list3145587164798410232" text:style-name="L27">
        <text:list-item>
          <text:p text:style-name="P41"><text:span text:style-name="T24">Resen hlavolamu \patnact"</text:span></text:p>
        </text:list-item>
      </text:list>
      <text:p text:style-name="P19"><text:span text:style-name="T19"/></text:p>
      <text:p text:style-name="P22"><text:span text:style-name="T12">Spekulativní dekompozice</text:span></text:p>
      <text:list xml:id="list6521138221252937440" text:style-name="L29">
        <text:list-item>
          <text:p text:style-name="P43">Specializovana technika paralelizace.</text:p>
        </text:list-item>
        <text:list-item>
          <text:p text:style-name="P43">Vhodna pro ulohy se sekvenc datove zavislych poduloh.</text:p>
        </text:list-item>
        <text:list-item>
          <text:p text:style-name="P43">Uloha, ktera ceka na vystup predchoz ulohy, se spust nad vsemi moznymi vstupy (vystupy predchoz ulohy).</text:p>
        </text:list-item>
      </text:list>
      <text:p text:style-name="Standard">Vlastnosti</text:p>
      <text:list xml:id="list1095995915604419119" text:style-name="L30">
        <text:list-item>
          <text:p text:style-name="P44"><text:soft-page-break/>Provad se zbytecna prace.</text:p>
        </text:list-item>
        <text:list-item>
          <text:p text:style-name="P44">Nemus byt ve vysledku rychlejs jak serializovana verze.</text:p>
        </text:list-item>
        <text:list-item>
          <text:p text:style-name="P44">Vhodne pro ulohy, kde jista hodnota mezivysledku ma velkou pravdepodobnost.</text:p>
        </text:list-item>
        <text:list-item>
          <text:p text:style-name="P44">Vznika potencialn problem pri prstupu ke zdrojum (nekterezdroje nemus byt sdlene v prpade sekvencnho vykonávaní úloh).</text:p>
        </text:list-item>
      </text:list>
      <text:p text:style-name="Standard">Prklady</text:p>
      <text:list xml:id="list3674311357629086222" text:style-name="L31">
        <text:list-item>
          <text:p text:style-name="P45"><text:span text:style-name="T25">Spekulativn provaden kodu (vetven).</text:span></text:p>
        </text:list-item>
      </text:list>
      <text:p text:style-name="Standard"><text:span text:style-name="T19"/></text:p>
      <text:p text:style-name="P22"><text:span text:style-name="T12">Hybridní dekompozice</text:span></text:p>
      <text:list xml:id="list2668366121199396503" text:style-name="L32">
        <text:list-item>
          <text:p text:style-name="P46">Kombinace ruznych zpusobu dekompozice</text:p>
        </text:list-item>
      </text:list>
      <text:p text:style-name="Standard">Prklad</text:p>
      <text:p text:style-name="Standard">Hledan minima v poli.</text:p>
      <text:list xml:id="list3659052544315764806" text:style-name="L33">
        <text:list-item>
          <text:p text:style-name="P13">Sekvencn verze najde minimum v <text:span text:style-name="T27">O</text:span>(<text:span text:style-name="T27">n</text:span>).</text:p>
        </text:list-item>
        <text:list-item>
          <text:p text:style-name="P13">Pri pouzit datove a rekurzivn dekompozice lze trvan tetoulohy zkratit na <text:span text:style-name="T27">O</text:span>(<text:span text:style-name="T27">n</text:span><text:span text:style-name="T28">=</text:span><text:span text:style-name="T27">p </text:span>+ <text:span text:style-name="T27">log </text:span>(<text:span text:style-name="T27">p</text:span>)).</text:p>
        </text:list-item>
        <text:list-item>
          <text:p text:style-name="P13">Vstupn pole se datove dekomponuje na <text:span text:style-name="T27">p </text:span>stejnych cast.</text:p>
        </text:list-item>
        <text:list-item>
          <text:p text:style-name="P13">Najdou se minima v jednotlivych castech v case <text:span text:style-name="T27">O</text:span>(<text:span text:style-name="T27">n</text:span><text:span text:style-name="T28">=</text:span><text:span text:style-name="T27">p</text:span>).</text:p>
        </text:list-item>
        <text:list-item>
          <text:p text:style-name="P13">Vysledky z jednotlivych trden se zkombinuj v case<text:span text:style-name="T27">O</text:span>(<text:span text:style-name="T27">log </text:span>(<text:span text:style-name="T27">p</text:span>)).</text:p>
        </text:list-item>
        <text:list-item>
          <text:p text:style-name="P13">Teoreticky lze pri dostatecnem poctu procesoru naleztminimum v case <text:span text:style-name="T27">O</text:span>(<text:span text:style-name="T27">log </text:span>(<text:span text:style-name="T27">n</text:span>)).</text:p>
        </text:list-item>
      </text:list>
      <text:p text:style-name="P12"/>
      <text:h text:style-name="Heading_20_1" text:outline-level="1">Techniky mapování a vyrovnávání zátěže</text:h>
      <text:p text:style-name="Standard">Mapovan</text:p>
      <text:list xml:id="list7297509992603618107" text:style-name="L34">
        <text:list-item>
          <text:p text:style-name="P47">Prirazovan uloh jednotlivym vlaknum/procesum.</text:p>
        </text:list-item>
        <text:list-item>
          <text:p text:style-name="P47">Optimaln mapovan bere v potaz grafy zavislost a interakce.</text:p>
        </text:list-item>
        <text:list-item>
          <text:p text:style-name="P47">Ovlivnuje vykon aplikace.</text:p>
        </text:list-item>
        <text:list-item>
          <text:p text:style-name="P47">Naivn mapovan (uloha=proces/vlakno)</text:p>
        </text:list-item>
      </text:list>
      <text:p text:style-name="Standard">Cle mapovan</text:p>
      <text:list xml:id="list7589447701274088078" text:style-name="L35">
        <text:list-item>
          <text:p text:style-name="P48">Minimalizovat celkovy cas resen cele ulohy.</text:p>
        </text:list-item>
        <text:list-item>
          <text:p text:style-name="P48">Redukovat prodlevy zpusobene cekanm (idling)</text:p>
        </text:list-item>
        <text:list-item>
          <text:p text:style-name="P48">Redukovat zatez zpusobenou interakc</text:p>
        </text:list-item>
        <text:list-item>
          <text:p text:style-name="P48">Redukovat rezii spousten, ukoncovan a prepnan</text:p>
        </text:list-item>
        <text:list-item>
          <text:p text:style-name="P48">Vyrovnat zatez na jednotlive procesory</text:p>
        </text:list-item>
        <text:list-item>
          <text:p text:style-name="P48">Maximalizovat soubeznost.</text:p>
        </text:list-item>
        <text:list-item>
          <text:p text:style-name="P48">Minimalizovat zatzen systemu (zatzen datovych cest).</text:p>
        </text:list-item>
        <text:list-item>
          <text:p text:style-name="P48"><text:span text:style-name="T25">Vyuzt dostupnost zdroju pouzitych predchoz ulohou.</text:span></text:p>
        </text:list-item>
      </text:list>
      <text:p text:style-name="P12"/>
      <text:p text:style-name="P30">Charakteristiky uloh, ktere ovlivnuj mapovan</text:p>
      <text:p text:style-name="Standard">Zpusob zadan ulohy</text:p>
      <text:list xml:id="list5062811887189129899" text:style-name="L36">
        <text:list-item>
          <text:p text:style-name="P49"><text:span text:style-name="T15">Staticke zadan uloh - </text:span><text:span text:style-name="T12">dekompozice problemu na ulohy je </text:span>dana v dobe kompilace, prpadne je prmo odvozena od vstupnch dat.</text:p>
        </text:list-item>
        <text:list-item>
          <text:p text:style-name="P49"><text:span text:style-name="T15">Dynamicke zadan uloh - </text:span><text:span text:style-name="T12"><text:s/>nove ulohy jsou vytvareny za behu </text:span>aplikace dle prubehu vypoctu, prpadne jako dusledek provaden puvodne zadanych uloh.</text:p>
        </text:list-item>
      </text:list>
      <text:p text:style-name="Standard">Velikost ulohy</text:p>
      <text:list xml:id="list4187846958464248375" text:style-name="L37">
        <text:list-item>
          <text:p text:style-name="P50">Relativn mnozstv casu potrebne k dokoncen ulohy.</text:p>
        </text:list-item>
        <text:list-item>
          <text:p text:style-name="P50">Uniformn vs. neuniformn.</text:p>
        </text:list-item>
        <text:list-item>
          <text:p text:style-name="P50">Dopredna znalost/neznalost.</text:p>
        </text:list-item>
      </text:list>
      <text:p text:style-name="Standard">Velikost dat asociovanych k uloze</text:p>
      <text:list xml:id="list1918221661212882361" text:style-name="L38">
        <text:list-item>
          <text:p text:style-name="P51">Snaha o zachovan lokality dat.</text:p>
        </text:list-item>
        <text:list-item>
          <text:p text:style-name="P51">Ruzna data maj ruznou roli a velikost (vstupn/vystupn data u<text:span text:style-name="T22"> hlavolamu patnact).</text:span></text:p>
        </text:list-item>
      </text:list>
      <text:p text:style-name="P12"/>
      <text:p text:style-name="P18"><text:soft-page-break/>Caharkteristiky interakcí, které ovlivňují mapování</text:p>
      <text:p text:style-name="Standard">Staticke vs Dynamicke</text:p>
      <text:list xml:id="list615078683575522454" text:style-name="L39">
        <text:list-item>
          <text:p text:style-name="P52">Staticke: Probhaj v preddenovanem casovem intervalu, mezi predem znamou mnozinou uloh.</text:p>
        </text:list-item>
      </text:list>
      <text:list xml:id="list8928231445741701795" text:style-name="L40">
        <text:list-item>
          <text:p text:style-name="P53">Dynamicke: Pokud predem nezname pocet interakc, casovy ramec interakc, nebo participujc ulohy.</text:p>
          <text:p text:style-name="P53"/>
        </text:list-item>
      </text:list>
      <text:p text:style-name="Standard">Další charakteristiky</text:p>
      <text:list xml:id="list906649843453251649" text:style-name="L41">
        <text:list-item>
          <text:p text:style-name="P54">Jednosmerna versus obousmerna interakce.</text:p>
        </text:list-item>
        <text:list-item>
          <text:p text:style-name="P54">Mod prstupu k datum: Read-Only versus Read-Write.</text:p>
        </text:list-item>
        <text:list-item>
          <text:p text:style-name="P54">Pravidelne versus nahodile interakce.</text:p>
          <text:p text:style-name="P54"/>
        </text:list-item>
      </text:list>
      <text:p text:style-name="Standard">Rezie souvisejci s mapovanim do ruznych vlaken/procesu</text:p>
      <text:list xml:id="list5525760109694503568" text:style-name="L42">
        <text:list-item>
          <text:p text:style-name="P55">Uzpusobení aplikace pro neocekavanou interakci.</text:p>
        </text:list-item>
        <text:list-item>
          <text:p text:style-name="P55">Pripravenost dat k odeslan / adresata k prijet.</text:p>
        </text:list-item>
        <text:list-item>
          <text:p text:style-name="P55">Řízení přístupu ke sdíleným zdrojům</text:p>
        </text:list-item>
        <text:list-item>
          <text:p text:style-name="P55"><text:span text:style-name="T25">Optimalizace aplikace pro redukci prodlev.</text:span></text:p>
        </text:list-item>
      </text:list>
      <text:p text:style-name="P12"/>
      <text:p text:style-name="P18">Schémata pro Statické mapování</text:p>
      <text:p text:style-name="Standard">Mapovan zalozene na rozdelen dat</text:p>
      <text:list xml:id="list6865336333487634290" text:style-name="L43">
        <text:list-item>
          <text:p text:style-name="P56">Blokova distribuce</text:p>
        </text:list-item>
        <text:list-item>
          <text:p text:style-name="P56">Cyklicka a blokove-cyklicka distribuce</text:p>
        </text:list-item>
        <text:list-item>
          <text:p text:style-name="P56">Nahodna distribuce bloku</text:p>
        </text:list-item>
        <text:list-item>
          <text:p text:style-name="P56">Delen grafu</text:p>
        </text:list-item>
      </text:list>
      <text:p text:style-name="Standard"/>
      <text:p text:style-name="Standard">Mapovan zalozene na rozdelen uloh</text:p>
      <text:list xml:id="list6557608007747666149" text:style-name="L44">
        <text:list-item>
          <text:p text:style-name="P57">Delen dle grafu zavislost uloh</text:p>
        </text:list-item>
        <text:list-item>
          <text:p text:style-name="P57">Hierarchicke delení</text:p>
        </text:list-item>
      </text:list>
      <text:p text:style-name="Standard"/>
      <text:p text:style-name="P30">Mapování založené na rozdělení dat</text:p>
      <text:p text:style-name="Standard">Blokova distribuce datovych polí</text:p>
      <text:list xml:id="list3670117741302904759" text:style-name="L45">
        <text:list-item>
          <text:p text:style-name="P58">Procesy svazany s daty rozdelenymi na souvisle bloky.</text:p>
        </text:list-item>
        <text:list-item>
          <text:p text:style-name="P58">Bloky mohou byt vcerozmerne (redukce interakc).</text:p>
        </text:list-item>
      </text:list>
      <text:p text:style-name="Standard">Prklad</text:p>
      <text:list xml:id="list1874020672138169340" text:style-name="L46">
        <text:list-item>
          <text:p text:style-name="P14"><text:span text:style-name="T25">Nasoben matic </text:span><text:span text:style-name="T27">A <text:s/>x</text:span><text:span text:style-name="T29"> </text:span><text:span text:style-name="T27">B </text:span><text:span text:style-name="T25">= </text:span><text:span text:style-name="T27">C</text:span></text:p>
        </text:list-item>
        <text:list-item>
          <text:p text:style-name="P14"><text:span text:style-name="T25">Delen matice </text:span><text:span text:style-name="T27">C </text:span><text:span text:style-name="T25">na 1- a 2-rozmerne bloky.</text:span></text:p>
          <text:p text:style-name="P14"><text:span text:style-name="T25"/></text:p>
        </text:list-item>
      </text:list>
      <text:p text:style-name="Standard">Cyklicka a blokove-cyklicka distribuce datovych pol</text:p>
      <text:list xml:id="list8841779637545139365" text:style-name="L47">
        <text:list-item>
          <text:p text:style-name="P23">Nerovnomerne mnozstv prace spojene s jednotlivymi prvky =&gt; <text:span text:style-name="T12">blokove delen zpusobuje nerovnomerne zatzen.</text:span></text:p>
        </text:list-item>
        <text:list-item>
          <text:p text:style-name="P59">Blokove-cyklicka distribuce: delen na mens dly a cyklicke prirazen procesum (round robin).</text:p>
        </text:list-item>
        <text:list-item>
          <text:p text:style-name="P23">Zmensovan bloku vede k cyklicke distribuci<text:span text:style-name="T12">(blok je atomicky prvek datoveho pole).</text:span></text:p>
        </text:list-item>
      </text:list>
      <text:p text:style-name="P12"/>
      <text:p text:style-name="Standard">Nahodna distribuce bloku</text:p>
      <text:list xml:id="list5935089917236918256" text:style-name="L48">
        <text:list-item>
          <text:p text:style-name="P60">Z<text:span text:style-name="T18">atez souvisejc s prvky pole vytvar pravidelne vzory .=&gt;</text:span><text:span text:style-name="T20"> </text:span><text:span text:style-name="T19">spatna distribuce v cyklickem rozdelen.</text:span></text:p>
        </text:list-item>
        <text:list-item>
          <text:p text:style-name="P60">Nahodne prirazen bloku procesum.</text:p>
          <text:p text:style-name="P60"/>
        </text:list-item>
      </text:list>
      <text:p text:style-name="Standard">Grafove delen</text:p>
      <text:list xml:id="list5806641136425944997" text:style-name="L49">
        <text:list-item>
          <text:p text:style-name="P61">Pro prpady, kdy je nevhodne organizovat data do polí (naprklad dratove modely 3D objektu).</text:p>
        </text:list-item>
        <text:list-item>
          <text:p text:style-name="P61"><text:soft-page-break/>Data organizovana jako graf.</text:p>
        </text:list-item>
        <text:list-item>
          <text:p text:style-name="P61">Optimaln delen.</text:p>
        </text:list-item>
        <text:list-item>
          <text:p text:style-name="P73">Stejny pocet vrcholu v jednotlivych castech.</text:p>
        </text:list-item>
        <text:list-item>
          <text:p text:style-name="P73">Co mozna nejmens pocet hran mezi jednotlivymi castmi.</text:p>
        </text:list-item>
        <text:list-item>
          <text:p text:style-name="P73">NP-uplny problem.</text:p>
        </text:list-item>
      </text:list>
      <text:p text:style-name="Standard"><text:span text:style-name="T26"/></text:p>
      <text:p text:style-name="P30"><text:span text:style-name="T26">Mapování založené na rozdělení úloh</text:span></text:p>
      <text:p text:style-name="Standard">Princip</text:p>
      <text:list xml:id="list493932231851192757" text:style-name="L50">
        <text:list-item>
          <text:p text:style-name="P62">Graf zavislost uloh.</text:p>
        </text:list-item>
        <text:list-item>
          <text:p text:style-name="P62">Grafove delen (NP-uplne).</text:p>
        </text:list-item>
      </text:list>
      <text:p text:style-name="Standard"/>
      <text:p text:style-name="Standard">Specialn prpady pro konkretn tvar grafu</text:p>
      <text:list xml:id="list4217473743511911033" text:style-name="L51">
        <text:list-item>
          <text:p text:style-name="P63">Binarn strom (rekurzivn dekompozice).</text:p>
        </text:list-item>
      </text:list>
      <text:p text:style-name="Standard"/>
      <text:p text:style-name="Standard">Hierarchicke mapovan</text:p>
      <text:list xml:id="list4001382405548177758" text:style-name="L52">
        <text:list-item>
          <text:p text:style-name="P64">Ulohove delen nebere v potaz neuniformitu uloh.</text:p>
        </text:list-item>
        <text:list-item>
          <text:p text:style-name="P64">Shlukovan uloh do nad-uloh.</text:p>
        </text:list-item>
        <text:list-item>
          <text:p text:style-name="P64">Denuje hierarchie (vrstvy).</text:p>
        </text:list-item>
        <text:list-item>
          <text:p text:style-name="P64">Jine mapovac a dekompozicn techniky na jednotlivych vrstvach.</text:p>
        </text:list-item>
      </text:list>
      <text:p text:style-name="P12"/>
      <text:p text:style-name="P18">Schémata pro Synamické mapování</text:p>
      <text:p text:style-name="P12">Motivace</text:p>
      <text:list xml:id="list7451775351166932287" text:style-name="L53">
        <text:list-item>
          <text:p text:style-name="P15">Staticke mapovan nedostatecne, nebot' charakteristiky uloh nejsou znamy v dobe prekladu.</text:p>
        </text:list-item>
      </text:list>
      <text:p text:style-name="P12">Centralizovana schemata dynamickeho mapovan</text:p>
      <text:list xml:id="list4002580476417397687" text:style-name="L54">
        <text:list-item>
          <text:p text:style-name="P16">Ulohy jsou shromazd'ovany v jednom mste.</text:p>
        </text:list-item>
        <text:list-item>
          <text:p text:style-name="P16">Dedikovana uloha pro prirazovan uloh procesum.</text:p>
        </text:list-item>
        <text:list-item>
          <text:p text:style-name="P16">Samo-planovan</text:p>
        </text:list-item>
        <text:list-item>
          <text:p text:style-name="P72">Jakmile proces dokonc ulohu, vezme si dals.</text:p>
        </text:list-item>
        <text:list-item>
          <text:p text:style-name="P16">Blokove planovan</text:p>
        </text:list-item>
        <text:list-item>
          <text:p text:style-name="P72">Prstup ke shromazdisti uloh muze byt uzkym mstem,<text:span text:style-name="T29">) </text:span><text:span text:style-name="T25">pridelovan uloh po blocch.</text:span></text:p>
        </text:list-item>
      </text:list>
      <text:p text:style-name="P12">Prklad</text:p>
      <text:list xml:id="list8176864820827820067" text:style-name="L55">
        <text:list-item>
          <text:p text:style-name="P17"><text:span text:style-name="T25">Tříden prvkůu v <text:s text:c="2"/></text:span><text:span text:style-name="T27">n x</text:span><text:span text:style-name="T29"> </text:span><text:span text:style-name="T27">n <text:s text:c="2"/></text:span><text:span text:style-name="T25">matici </text:span><text:span text:style-name="T27">A</text:span></text:p>
        </text:list-item>
        <text:list-item>
          <text:p text:style-name="P17"><text:span text:style-name="T30">for (i=1; i&lt;n; i++) newtask(sort(A[i],n));</text:span></text:p>
        </text:list-item>
      </text:list>
      <text:p text:style-name="P12"/>
      <text:p text:style-name="P12"/>
      <text:p text:style-name="Standard">Distribuovana schemata</text:p>
      <text:list xml:id="list5009472880861333346" text:style-name="L56">
        <text:list-item>
          <text:p text:style-name="P65">Mnozina uloh je distribuovana mezi procesy.</text:p>
        </text:list-item>
        <text:list-item>
          <text:p text:style-name="P65">Za behu dochaz k vzajemnemu vymenovan uloh.</text:p>
        </text:list-item>
        <text:list-item>
          <text:p text:style-name="P65">Netrp nedostatky spojenymi s centralizovanym resenm.</text:p>
        </text:list-item>
      </text:list>
      <text:p text:style-name="Standard">Moznosti</text:p>
      <text:list xml:id="list4824930493753255439" text:style-name="L57">
        <text:list-item>
          <text:p text:style-name="P66">Jak se urc, kdo komu posle ulohu.</text:p>
        </text:list-item>
        <text:list-item>
          <text:p text:style-name="P66">Kdo a na zaklade ceho urc, ze je potreba presunout ulohu.</text:p>
        </text:list-item>
        <text:list-item>
          <text:p text:style-name="P66">Kolik uloh ma byt presunuto.</text:p>
        </text:list-item>
        <text:list-item>
          <text:p text:style-name="P66">Kdy a jak je uloha presunuta.</text:p>
        </text:list-item>
      </text:list>
      <text:p text:style-name="Standard">Problem</text:p>
      <text:list xml:id="list1782246602325977893" text:style-name="L58">
        <text:list-item>
          <text:p text:style-name="P67">Efektivita prenosu ulohy na jiny proces.</text:p>
        </text:list-item>
      </text:list>
      <text:p text:style-name="Standard"><text:span text:style-name="T26"/></text:p>
      <text:p text:style-name="P30"><text:span text:style-name="T26">Afinitní plánování</text:span></text:p>
      <text:p text:style-name="Standard">Vlakna a procesory</text:p>
      <text:list xml:id="list8654080095743157375" text:style-name="L59">
        <text:list-item>
          <text:p text:style-name="P68">Jednotliva vlakna jsou vykonavany fyzickymi procesory.</text:p>
        </text:list-item>
        <text:list-item>
          <text:p text:style-name="P68">Planovan zajist'uje planovac OS.</text:p>
        </text:list-item>
      </text:list>
      <text:p text:style-name="P9"><text:soft-page-break/><text:span text:style-name="T14">Anitn planovan </text:span><text:span text:style-name="T12">(angl. affinity scheduling)</text:span></text:p>
      <text:list xml:id="list8207899257290670050" text:style-name="L60">
        <text:list-item>
          <text:p text:style-name="P69">Modikace algoritmu planovan.</text:p>
        </text:list-item>
        <text:list-item>
          <text:p text:style-name="P69">Anitn planovan zajist'uje, ze vypocetn davky pridelene jednomu procesu/vlaknu budou pokud mozno prideleny na fyzicky tentyz procesor.</text:p>
        </text:list-item>
      </text:list>
      <text:p text:style-name="Standard">Vyhody a rizika</text:p>
      <text:list xml:id="list1882195097560665920" text:style-name="L61">
        <text:list-item>
          <text:p text:style-name="P70">Potencionalne leps vyuzit cache.</text:p>
        </text:list-item>
        <text:list-item>
          <text:p text:style-name="P24">Striktn lpen na tomtez procesoru muze narusovat vyvazenost <text:span text:style-name="T12">vyuzit procesoru, tedy redukovat vykon aplikace.</text:span></text:p>
        </text:list-item>
      </text:list>
      <text:p text:style-name="P12"/>
      <text:p text:style-name="P12"/>
      <text:p text:style-name="P12"/>
      <text:p text:style-name="P12"/>
      <text:p text:style-name="P12">sad</text:p>
      <text:p text:style-name="P12">vdsvs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EX10" svg:font-family="CMEX10"/>
    <style:font-face style:name="CMMI10" svg:font-family="CMMI10"/>
    <style:font-face style:name="CMSS10" svg:font-family="CMSS10"/>
    <style:font-face style:name="CMSS12" svg:font-family="CMSS12"/>
    <style:font-face style:name="CMSS8" svg:font-family="CMSS8"/>
    <style:font-face style:name="CMSSBX10" svg:font-family="CMSSBX10"/>
    <style:font-face style:name="CMSSI10" svg:font-family="CMSSI10"/>
    <style:font-face style:name="CMSSI8" svg:font-family="CMSSI8"/>
    <style:font-face style:name="CMSY10" svg:font-family="CMSY10"/>
    <style:font-face style:name="CMTT10" svg:font-family="CMTT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21S</meta:editing-duration>
    <meta:editing-cycles>19</meta:editing-cycles>
    <meta:generator>OpenOffice/4.0.1$Win32 OpenOffice.org_project/401m5$Build-9714</meta:generator>
    <dc:date>2014-06-09T20:36:03.12</dc:date>
    <dc:creator>Martin </dc:creator>
    <meta:document-statistic meta:table-count="0" meta:image-count="1" meta:object-count="0" meta:page-count="7" meta:paragraph-count="242" meta:word-count="3729" meta:character-count="11298"/>
    <meta:user-defined meta:name="Info 1"/>
    <meta:user-defined meta:name="Info 2"/>
    <meta:user-defined meta:name="Info 3"/>
    <meta:user-defined meta:name="Info 4"/>
  </office:meta>
</office:document-meta>
</file>